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087cm"/>
    </style:style>
    <style:style style:name="co7" style:family="table-column">
      <style:table-column-properties fo:break-before="auto" style:column-width="8.578cm"/>
    </style:style>
    <style:style style:name="co8" style:family="table-column">
      <style:table-column-properties fo:break-before="auto" style:column-width="7.40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21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左から１6番目のブロック　削除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00/00/00</text:date>, <text:time style:data-style-name="N2" text:time-value="08:06:20.0976043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09-30T08:39:35.156093005</dc:date>
    <meta:editing-duration>PT1H36M30S</meta:editing-duration>
    <meta:editing-cycles>160</meta:editing-cycles>
    <meta:document-statistic meta:table-count="2" meta:cell-count="817" meta:object-count="0"/>
  </office:meta>
</office:document-meta>
</file>